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54cm" svg:height="12.245cm" svg:x="13.932cm" svg:y="0.372cm">
            <draw:object draw:notify-on-update-of-ranges="Sheet1.A2:Sheet1.A21 Sheet1.C1:Sheet1.C1 Sheet1.C2:Sheet1.C21 Sheet1.A2:Sheet1.A21 Sheet1.F1:Sheet1.F1 Sheet1.F2:Sheet1.F21 Sheet1.A2:Sheet1.A21 Sheet1.E1:Sheet1.E1 Sheet1.E2:Sheet1.E21 Sheet1.A3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clean</text:p>
          </table:table-cell>
          <table:table-cell table:style-name="Default" office:value-type="string" calcext:value-type="string">
            <text:p>Centre</text:p>
          </table:table-cell>
          <table:table-cell table:style-name="Default"/>
          <table:table-cell table:style-name="Default" office:value-type="string" calcext:value-type="string">
            <text:p>Up</text:p>
          </table:table-cell>
          <table:table-cell table:style-name="Default" office:value-type="string" calcext:value-type="string">
            <text:p>R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34" calcext:value-type="float">
            <text:p>63,34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08" calcext:value-type="float">
            <text:p>63,0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42" calcext:value-type="float">
            <text:p>64,4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64" calcext:value-type="float">
            <text:p>64,6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32" calcext:value-type="float">
            <text:p>65,32</text:p>
          </table:table-cell>
          <table:table-cell table:style-name="Default" office:value-type="float" office:value="122" calcext:value-type="float">
            <text:p>122</text:p>
          </table:table-cell>
          <table:table-cell/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4.6" calcext:value-type="float">
            <text:p>64,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26" calcext:value-type="float">
            <text:p>65,26</text:p>
          </table:table-cell>
          <table:table-cell table:number-columns-repeated="3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/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59" calcext:value-type="float">
            <text:p>63,25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52" calcext:value-type="float">
            <text:p>65,5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75" calcext:value-type="float">
            <text:p>66,7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79" calcext:value-type="float">
            <text:p>65,79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8.3854" calcext:value-type="float">
            <text:p>68,3854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7.08" calcext:value-type="float">
            <text:p>67,08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/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6.15" calcext:value-type="float">
            <text:p>66,1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/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153" calcext:value-type="float">
            <text:p>153</text:p>
          </table:table-cell>
          <table:table-cell table:style-name="Default" table:number-columns-repeated="2"/>
          <table:table-cell table:style-name="Default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152" calcext:value-type="float">
            <text:p>152</text:p>
          </table:table-cell>
          <table:table-cell table:style-name="Default" table:number-columns-repeated="2"/>
          <table:table-cell table:style-name="Default" office:value-type="float" office:value="146" calcext:value-type="float">
            <text:p>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09:17:49.31372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7-03T09:24:45.040930523</dc:date>
    <dc:creator>Nicolas Paillet</dc:creator>
    <meta:editing-duration>PT1H20M44S</meta:editing-duration>
    <meta:editing-cycles>19</meta:editing-cycles>
    <meta:generator>LibreOffice/4.3.7.2$Linux_X86_64 LibreOffice_project/430m0$Build-2</meta:gener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41cm" svg:height="12.246cm" xlink:href=".." xlink:type="simple" chart:class="chart:scatter" chart:column-mapping="2 4 3 1" chart:style-name="ch1">
        <chart:title svg:x="7.605cm" svg:y="0.377cm" chart:style-name="ch2">
          <text:p>Resistance / position</text:p>
        </chart:title>
        <chart:legend chart:legend-position="end" svg:x="18.728cm" svg:y="5.077cm" style:legend-expansion="high" chart:style-name="ch3"/>
        <chart:plot-area chart:style-name="ch4" table:cell-range-address="Sheet1.A2:Sheet1.B21 Sheet1.C1:Sheet1.C21 Sheet1.E1:Sheet1.F21 Sheet1.B1:Sheet1.B1" chart:data-source-has-labels="row" svg:x="1.421cm" svg:y="1.403cm" svg:width="16.897cm" svg:height="9.618cm">
          <chartooo:coordinate-region svg:x="2.228cm" svg:y="1.602cm" svg:width="15.85cm" svg:height="8.772cm"/>
          <chart:axis chart:dimension="x" chart:name="primary-x" chart:style-name="ch5">
            <chart:title svg:x="8.833cm" svg:y="11.265cm" chart:style-name="ch6">
              <text:p>Surface (µm²)</text:p>
            </chart:title>
          </chart:axis>
          <chart:axis chart:dimension="y" chart:name="primary-y" chart:style-name="ch5">
            <chart:title svg:x="0.451cm" svg:y="7.076cm" chart:style-name="ch7">
              <text:p>Resistance</text:p>
            </chart:title>
            <chart:grid chart:style-name="ch8" chart:class="major"/>
          </chart:axis>
          <chart:series chart:style-name="ch9" chart:values-cell-range-address="Sheet1.C2:Sheet1.C21" chart:label-cell-address="Sheet1.C1:Sheet1.C1" chart:class="chart:scatter">
            <chart:domain table:cell-range-address="Sheet1.A2:Sheet1.A21"/>
            <chart:data-point chart:repeated="20"/>
          </chart:series>
          <chart:series chart:style-name="ch10" chart:values-cell-range-address="Sheet1.F2:Sheet1.F21" chart:label-cell-address="Sheet1.F1:Sheet1.F1" chart:class="chart:scatter">
            <chart:data-point chart:repeated="20"/>
          </chart:series>
          <chart:series chart:style-name="ch11" chart:values-cell-range-address="Sheet1.E2:Sheet1.E21" chart:label-cell-address="Sheet1.E1:Sheet1.E1" chart:class="chart:scatter">
            <chart:data-point chart:repeated="20"/>
          </chart:series>
          <chart:series chart:style-name="ch12" chart:values-cell-range-address="Sheet1.B2:Sheet1.B21" chart:label-cell-address="Sheet1.B1:Sheet1.B1" chart:class="chart:scatter">
            <chart:domain table:cell-range-address="Sheet1.A3:Sheet1.A2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e</text:p>
                <draw:g>
                  <svg:desc>Sheet1.C1:Sheet1.C1</svg:desc>
                </draw:g>
              </table:table-cell>
              <table:table-cell office:value-type="string">
                <text:p>Right</text:p>
                <draw:g>
                  <svg:desc>Sheet1.F1:Sheet1.F1</svg:desc>
                </draw:g>
              </table:table-cell>
              <table:table-cell office:value-type="string">
                <text:p>Up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18">
                <text:p>118</text:p>
                <draw:g>
                  <svg:desc>Sheet1.C2:Sheet1.C21</svg:desc>
                </draw:g>
              </table:table-cell>
              <table:table-cell office:value-type="float" office:value="109">
                <text:p>109</text:p>
                <draw:g>
                  <svg:desc>Sheet1.F2:Sheet1.F21</svg:desc>
                </draw:g>
              </table:table-cell>
              <table:table-cell office:value-type="float" office:value="206">
                <text:p>206</text:p>
                <draw:g>
                  <svg:desc>Sheet1.E2:Sheet1.E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37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22">
                <text:p>122</text:p>
              </table:table-cell>
              <table:table-cell office:value-type="float" office:value="106">
                <text:p>106</text:p>
              </table:table-cell>
              <table:table-cell office:value-type="float" office:value="186">
                <text:p>186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  <table:table-cell office:value-type="float" office:value="224">
                <text:p>224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36">
                <text:p>136</text:p>
              </table:table-cell>
              <table:table-cell office:value-type="float" office:value="109">
                <text:p>109</text:p>
              </table:table-cell>
              <table:table-cell office:value-type="float" office:value="198">
                <text:p>198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  <table:table-cell office:value-type="float" office:value="112">
                <text:p>112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47">
                <text:p>147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  <table:table-cell office:value-type="float" office:value="208">
                <text:p>208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46">
                <text:p>146</text:p>
              </table:table-cell>
              <table:table-cell office:value-type="float" office:value="119">
                <text:p>119</text:p>
              </table:table-cell>
              <table:table-cell office:value-type="float" office:value="206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53">
                <text:p>15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